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mbria" svg:font-family="Cambria" style:font-family-generic="roman"/>
    <style:font-face style:name="Courier New" svg:font-family="'Courier New'" style:font-family-generic="swiss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wiss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20pt" fo:language="en" fo:country="US" fo:font-weight="normal" officeooo:rsid="00170313" officeooo:paragraph-rsid="00170313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50%"/>
      <style:text-properties style:font-name="Arial1" fo:font-size="12pt" fo:language="en" fo:country="US" fo:font-weight="normal" style:font-size-asian="12pt" style:font-weight-asian="normal" style:font-weight-complex="normal"/>
    </style:style>
    <style:style style:name="P3" style:family="paragraph" style:parent-style-name="Heading_20_5">
      <style:paragraph-properties fo:text-align="center" style:justify-single-word="false"/>
      <style:text-properties fo:font-size="20pt" fo:language="en" fo:country="US" fo:font-weight="normal" officeooo:rsid="00170313" officeooo:paragraph-rsid="00170313" style:font-size-asian="12pt" style:font-weight-asian="normal" style:font-size-complex="12pt" style:font-weight-complex="normal"/>
    </style:style>
    <style:style style:name="P4" style:family="paragraph" style:parent-style-name="Heading_20_5">
      <style:paragraph-properties fo:line-height="150%"/>
      <style:text-properties style:font-name="Arial1" fo:language="en" fo:country="US" fo:font-weight="normal" officeooo:paragraph-rsid="00228b55" style:font-weight-asian="normal" style:font-weight-complex="normal"/>
    </style:style>
    <style:style style:name="P5" style:family="paragraph" style:parent-style-name="Text_20_body">
      <style:paragraph-properties fo:line-height="150%"/>
      <style:text-properties style:font-name="Arial1" fo:language="en" fo:country="US" fo:font-weight="normal" style:font-weight-asian="normal" style:font-weight-complex="normal"/>
    </style:style>
    <style:style style:name="T1" style:family="text">
      <style:text-properties officeooo:rsid="00250876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5" text:is-list-header="true">F<text:span text:style-name="T1">ruit</text:span></text:h>
      <text:p text:style-name="P1"/>
      <text:section text:style-name="Sect1" text:name="Section1">
        <text:h text:style-name="P4" text:outline-level="5">Apple.</text:h>
        <text:h text:style-name="P4" text:outline-level="5">Avocado.</text:h>
        <text:p text:style-name="P5">Banana.</text:p>
        <text:p text:style-name="P5">Cherry.</text:p>
        <text:p text:style-name="P5">Coconut.</text:p>
        <text:p text:style-name="P5">Dates.</text:p>
        <text:p text:style-name="P5">dragon fruit.</text:p>
        <text:p text:style-name="P5">Fig.</text:p>
        <text:p text:style-name="P5">Grapes.</text:p>
        <text:p text:style-name="P5">jack fruit.</text:p>
        <text:p text:style-name="P5">Kiwi.</text:p>
        <text:p text:style-name="P5">Lemon.</text:p>
        <text:p text:style-name="P5">Mango.</text:p>
        <text:p text:style-name="P5">Melon.</text:p>
        <text:p text:style-name="P5">Olive.</text:p>
        <text:p text:style-name="P5">orange.</text:p>
        <text:p text:style-name="P5">papaya.</text:p>
        <text:p text:style-name="P2">persimmon.</text:p>
        <text:p text:style-name="P5">passion fruit.</text:p>
        <text:p text:style-name="P5">peach.</text:p>
        <text:p text:style-name="P5">pear.</text:p>
        <text:p text:style-name="P5">pineapple.</text:p>
        <text:p text:style-name="P5">plum.</text:p>
        <text:p text:style-name="P5">Pomegranate.</text:p>
        <text:p text:style-name="P5">Pumpkin.</text:p>
        <text:p text:style-name="P5">raspberry.</text:p>
        <text:p text:style-name="P5">strawberry.</text:p>
        <text:p text:style-name="P5">tangerine.</text:p>
        <text:p text:style-name="P5">watermelon.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mbria" svg:font-family="Cambria" style:font-family-generic="roman"/>
    <style:font-face style:name="Courier New" svg:font-family="'Courier New'" style:font-family-generic="swiss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mbria" fo:font-family="Cambria" style:font-family-generic="roman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Definition_20_Term" style:display-name="Definition Term" style:family="paragraph" style:parent-style-name="Standard"/>
    <style:style style:name="Definition_20_List" style:display-name="Definition List" style:family="paragraph" style:parent-style-name="Standard" style:next-style-name="Definition_20_Term">
      <style:paragraph-properties fo:margin-left="0.635cm" fo:margin-right="0cm" fo:text-indent="0cm" style:auto-text-indent="false"/>
    </style:style>
    <style:style style:name="H1" style:family="paragraph" style:parent-style-name="Standard" style:next-style-name="Standard" style:default-outline-level="2" style:list-style-name="">
      <style:paragraph-properties fo:margin-top="0.176cm" fo:margin-bottom="0.176cm" style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next-style-name="Standard" style:default-outline-level="3" style:list-style-name="">
      <style:paragraph-properties fo:margin-top="0.176cm" fo:margin-bottom="0.176cm" style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next-style-name="Standard" style:default-outline-level="4" style:list-style-name="">
      <style:paragraph-properties fo:margin-top="0.176cm" fo:margin-bottom="0.176cm" style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next-style-name="Standard" style:default-outline-level="5" style:list-style-name="">
      <style:paragraph-properties fo:margin-top="0.176cm" fo:margin-bottom="0.176cm" style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next-style-name="Standard" style:default-outline-level="6" style:list-style-name="">
      <style:paragraph-properties fo:margin-top="0.176cm" fo:margin-bottom="0.176cm" style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next-style-name="Standard" style:default-outline-level="7" style:list-style-name="">
      <style:paragraph-properties fo:margin-top="0.176cm" fo:margin-bottom="0.176cm" style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next-style-name="Standard">
      <style:text-properties fo:font-style="italic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style:contextual-spacing="false" fo:text-indent="0cm" style:auto-text-indent="false"/>
    </style:style>
    <style:style style:name="Preformatted" style:family="paragraph" style:parent-style-name="Standard">
      <style:paragraph-properties fo:margin-top="0cm" fo:margin-bottom="0cm" style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swiss" fo:font-size="10pt" style:font-size-asian="10pt"/>
    </style:style>
    <style:style style:name="z-Bottom_20_of_20_Form" style:display-name="z-Bottom of Form" style:family="paragraph" style:next-style-name="Standard">
      <style:paragraph-properties fo:text-align="center" style:justify-single-word="false" style:border-line-width-top="0.009cm 0.009cm 0.009cm" fo:padding="0cm" fo:border-left="none" fo:border-right="none" fo:border-top="0.74pt double #000000" fo:border-bottom="none"/>
      <style:text-properties style:font-name="Arial" fo:font-family="Arial" style:font-family-generic="swiss" fo:font-size="8pt" style:font-name-asian="Arial2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next-style-name="Standard">
      <style:paragraph-properties fo:text-align="center" style:justify-single-word="false" style:border-line-width-bottom="0.009cm 0.009cm 0.009cm" fo:padding="0cm" fo:border-left="none" fo:border-right="none" fo:border-top="none" fo:border-bottom="0.74pt double #000000"/>
      <style:text-properties style:font-name="Arial" fo:font-family="Arial" style:font-family-generic="swiss" fo:font-size="8pt" style:font-name-asian="Arial2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Numbering_20_Symbols" style:display-name="Numbering Symbols" style:family="text"/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swiss" fo:font-size="10pt" style:font-size-asian="10pt"/>
    </style:style>
    <style:style style:name="Keyboard" style:family="text">
      <style:text-properties style:font-name="Courier New" fo:font-family="'Courier New'" style:font-family-generic="swiss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swiss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swiss" fo:font-size="10pt" style:font-size-asian="10pt"/>
    </style:style>
    <style:style style:name="HTML_20_Markup" style:display-name="HTML Markup" style:family="text">
      <style:text-properties fo:color="#ff0000" loext:opacity="100%" text:display="none"/>
    </style:style>
    <style:style style:name="Comment" style:family="text">
      <style:text-properties text:display="none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 G</meta:initial-creator>
    <meta:creation-date>2022-10-21T12:43:00.329000000</meta:creation-date>
    <dc:date>2022-10-27T16:44:57.622000000</dc:date>
    <dc:creator>E G</dc:creator>
    <meta:editing-duration>PT1H36M35S</meta:editing-duration>
    <meta:editing-cycles>16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30" meta:word-count="62" meta:character-count="314" meta:non-whitespace-character-count="311"/>
    <meta:user-defined meta:name="DocumentEncoding">utf-8</meta:user-defined>
    <meta:user-defined meta:name="HTML" meta:value-type="boolean">true</meta:user-defined>
  </office:meta>
</office:document-meta>
</file>